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eff86e50040" style:family="table" style:master-page-name="ta-mp-0x7eff86e50040">
      <style:table-properties table:display="true" style:writing-mode="lr-tb"/>
    </style:style>
    <style:style style:name="ta-0x7eff86e50230" style:family="table" style:master-page-name="ta-mp-0x7eff86e50230">
      <style:table-properties table:display="true" style:writing-mode="lr-tb"/>
    </style:style>
    <style:style style:name="ta-0x7eff86e50420" style:family="table" style:master-page-name="ta-mp-0x7eff86e50420">
      <style:table-properties table:display="true" style:writing-mode="lr-tb"/>
    </style:style>
    <style:style style:name="ta-0x7eff86e50610" style:family="table" style:master-page-name="ta-mp-0x7eff86e50610">
      <style:table-properties table:display="true" style:writing-mode="lr-tb"/>
    </style:style>
    <style:style style:name="ta-0x7eff86e50800" style:family="table" style:master-page-name="ta-mp-0x7eff86e50800">
      <style:table-properties table:display="true" style:writing-mode="lr-tb"/>
    </style:style>
    <style:style style:name="ta-0x7eff86e509f0" style:family="table" style:master-page-name="ta-mp-0x7eff86e50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eff86e90d3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90e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8d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90f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913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eff86e8d9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910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914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911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915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bb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be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eff86e8da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bc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bf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bd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0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1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c5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eff86e8d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3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c6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4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7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8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cc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eff86e8dc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a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cd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b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e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cf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d3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eff86e8dd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d1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86e7d4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d2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86e7d5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75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45.75pt" style:use-optimal-column-width="true"/>
    </style:style>
    <style:style style:name="ACOL-6" style:family="table-column">
      <style:table-column-properties style:column-width="54.00pt" style:use-optimal-column-width="true"/>
    </style:style>
    <style:style style:name="ACOL-7" style:family="table-column">
      <style:table-column-properties style:column-width="18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eff86e50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eff86e90d3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eff86e90e60" office:value-type="string">
            <text:p>deleteProductFromCart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eff86e50230" table:print="false">
        <office:forms form:automatic-focus="false" form:apply-design-mode="false">
          <form:form/>
        </office:forms>
        <table:table-column table:default-cell-style-name="ACE-0x7eff86e8d930" table:style-name="ACOL-3"/>
        <table:table-column table:default-cell-style-name="ACE-0x7eff86e8d930" table:style-name="ACOL-4"/>
        <table:table-column table:default-cell-style-name="ACE-0x7eff86e8d930" table:style-name="ACOL-5"/>
        <table:table-column table:default-cell-style-name="ACE-0x7eff86e8d930" table:style-name="ACOL-6"/>
        <table:table-column table:default-cell-style-name="ACE-0x7eff86e8d930" table:style-name="ACOL-7"/>
        <table:table-column table:default-cell-style-name="ACE-0x7eff86e8d930" table:style-name="ACOL-0" table:number-columns-repeated="123"/>
        <table:table-row table:style-name="AROW-2">
          <table:table-cell table:style-name="ACE-0x7eff86e90f88" office:value-type="string">
            <text:p>User Name</text:p>
          </table:table-cell>
          <table:table-cell table:style-name="ACE-0x7eff86e910b0" office:value-type="string">
            <text:p>Password</text:p>
          </table:table-cell>
          <table:table-cell table:style-name="ACE-0x7eff86e910b0" office:value-type="string">
            <text:p>User ID</text:p>
          </table:table-cell>
          <table:table-cell table:style-name="ACE-0x7eff86e910b0" office:value-type="string">
            <text:p>Product ID</text:p>
          </table:table-cell>
          <table:table-cell table:style-name="ACE-0x7eff86e911d8" office:value-type="string">
            <text:p>Key Value</text:p>
          </table:table-cell>
          <table:table-cell table:number-columns-repeated="123" table:style-name="ACE-0x7eff86e8d930"/>
        </table:table-row>
        <table:table-row table:style-name="AROW-2">
          <table:table-cell table:style-name="ACE-0x7eff86e91300" office:value-type="string">
            <text:p>testapiuser@shopclues.com</text:p>
          </table:table-cell>
          <table:table-cell table:style-name="ACE-0x7eff86e91428" office:value-type="string">
            <text:p>e10adc3949ba59abbe56e057f20f883e</text:p>
          </table:table-cell>
          <table:table-cell table:style-name="ACE-0x7eff86e91428" office:value-type="float" office:value="7179169">
            <text:p>7179169</text:p>
          </table:table-cell>
          <table:table-cell table:style-name="ACE-0x7eff86e91428" office:value-type="float" office:value="2773642">
            <text:p>2773642</text:p>
          </table:table-cell>
          <table:table-cell table:style-name="ACE-0x7eff86e91550" office:value-type="string">
            <text:p>d12121c70dda5edfgd1df6633fdb36c0</text:p>
          </table:table-cell>
          <table:table-cell table:number-columns-repeated="123" table:style-name="ACE-0x7eff86e8d93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AQA2_TestData" table:style-name="ta-0x7eff86e50420" table:print="false">
        <office:forms form:automatic-focus="false" form:apply-design-mode="false">
          <form:form/>
        </office:forms>
        <table:table-column table:default-cell-style-name="ACE-0x7eff86e8da58" table:style-name="ACOL-3"/>
        <table:table-column table:default-cell-style-name="ACE-0x7eff86e8da58" table:style-name="ACOL-4"/>
        <table:table-column table:default-cell-style-name="ACE-0x7eff86e8da58" table:style-name="ACOL-5"/>
        <table:table-column table:default-cell-style-name="ACE-0x7eff86e8da58" table:style-name="ACOL-6"/>
        <table:table-column table:default-cell-style-name="ACE-0x7eff86e8da58" table:style-name="ACOL-7"/>
        <table:table-column table:default-cell-style-name="ACE-0x7eff86e8da58" table:style-name="ACOL-0" table:number-columns-repeated="123"/>
        <table:table-row table:style-name="AROW-2">
          <table:table-cell table:style-name="ACE-0x7eff86e7bb08" office:value-type="string">
            <text:p>User Name</text:p>
          </table:table-cell>
          <table:table-cell table:style-name="ACE-0x7eff86e7bc30" office:value-type="string">
            <text:p>Password</text:p>
          </table:table-cell>
          <table:table-cell table:style-name="ACE-0x7eff86e7bc30" office:value-type="string">
            <text:p>User ID</text:p>
          </table:table-cell>
          <table:table-cell table:style-name="ACE-0x7eff86e7bc30" office:value-type="string">
            <text:p>Product ID</text:p>
          </table:table-cell>
          <table:table-cell table:style-name="ACE-0x7eff86e7bd58" office:value-type="string">
            <text:p>Key Value</text:p>
          </table:table-cell>
          <table:table-cell table:number-columns-repeated="123" table:style-name="ACE-0x7eff86e8da58"/>
        </table:table-row>
        <table:table-row table:style-name="AROW-2">
          <table:table-cell table:style-name="ACE-0x7eff86e7be80" office:value-type="string">
            <text:p>testapiuser@shopclues.com</text:p>
          </table:table-cell>
          <table:table-cell table:style-name="ACE-0x7eff86e7bfa8" office:value-type="string">
            <text:p>e10adc3949ba59abbe56e057f20f883e</text:p>
          </table:table-cell>
          <table:table-cell table:style-name="ACE-0x7eff86e7bfa8" office:value-type="float" office:value="7179169">
            <text:p>7179169</text:p>
          </table:table-cell>
          <table:table-cell table:style-name="ACE-0x7eff86e7bfa8" office:value-type="float" office:value="2773642">
            <text:p>2773642</text:p>
          </table:table-cell>
          <table:table-cell table:style-name="ACE-0x7eff86e7c0d0" office:value-type="string">
            <text:p>d12121c70dda5edfgd1df6633fdb36c0</text:p>
          </table:table-cell>
          <table:table-cell table:number-columns-repeated="123" table:style-name="ACE-0x7eff86e8da5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eff86e50610" table:print="false">
        <office:forms form:automatic-focus="false" form:apply-design-mode="false">
          <form:form/>
        </office:forms>
        <table:table-column table:default-cell-style-name="ACE-0x7eff86e8db80" table:style-name="ACOL-3"/>
        <table:table-column table:default-cell-style-name="ACE-0x7eff86e8db80" table:style-name="ACOL-4"/>
        <table:table-column table:default-cell-style-name="ACE-0x7eff86e8db80" table:style-name="ACOL-5"/>
        <table:table-column table:default-cell-style-name="ACE-0x7eff86e8db80" table:style-name="ACOL-6"/>
        <table:table-column table:default-cell-style-name="ACE-0x7eff86e8db80" table:style-name="ACOL-7"/>
        <table:table-column table:default-cell-style-name="ACE-0x7eff86e8db80" table:style-name="ACOL-0" table:number-columns-repeated="123"/>
        <table:table-row table:style-name="AROW-2">
          <table:table-cell table:style-name="ACE-0x7eff86e7c1f8" office:value-type="string">
            <text:p>User Name</text:p>
          </table:table-cell>
          <table:table-cell table:style-name="ACE-0x7eff86e7c320" office:value-type="string">
            <text:p>Password</text:p>
          </table:table-cell>
          <table:table-cell table:style-name="ACE-0x7eff86e7c320" office:value-type="string">
            <text:p>User ID</text:p>
          </table:table-cell>
          <table:table-cell table:style-name="ACE-0x7eff86e7c320" office:value-type="string">
            <text:p>Product ID</text:p>
          </table:table-cell>
          <table:table-cell table:style-name="ACE-0x7eff86e7c448" office:value-type="string">
            <text:p>Key Value</text:p>
          </table:table-cell>
          <table:table-cell table:number-columns-repeated="123" table:style-name="ACE-0x7eff86e8db80"/>
        </table:table-row>
        <table:table-row table:style-name="AROW-2">
          <table:table-cell table:style-name="ACE-0x7eff86e7c570" office:value-type="string">
            <text:p>testapiuser@shopclues.com</text:p>
          </table:table-cell>
          <table:table-cell table:style-name="ACE-0x7eff86e7c698" office:value-type="string">
            <text:p>e10adc3949ba59abbe56e057f20f883e</text:p>
          </table:table-cell>
          <table:table-cell table:style-name="ACE-0x7eff86e7c698" office:value-type="float" office:value="7179169">
            <text:p>7179169</text:p>
          </table:table-cell>
          <table:table-cell table:style-name="ACE-0x7eff86e7c698" office:value-type="float" office:value="2773642">
            <text:p>2773642</text:p>
          </table:table-cell>
          <table:table-cell table:style-name="ACE-0x7eff86e7c7c0" office:value-type="string">
            <text:p>d12121c70dda5edfgd1df6633fdb36c0</text:p>
          </table:table-cell>
          <table:table-cell table:number-columns-repeated="123" table:style-name="ACE-0x7eff86e8db8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eff86e50800" table:print="false">
        <office:forms form:automatic-focus="false" form:apply-design-mode="false">
          <form:form/>
        </office:forms>
        <table:table-column table:default-cell-style-name="ACE-0x7eff86e8dca8" table:style-name="ACOL-3"/>
        <table:table-column table:default-cell-style-name="ACE-0x7eff86e8dca8" table:style-name="ACOL-4"/>
        <table:table-column table:default-cell-style-name="ACE-0x7eff86e8dca8" table:style-name="ACOL-5"/>
        <table:table-column table:default-cell-style-name="ACE-0x7eff86e8dca8" table:style-name="ACOL-6"/>
        <table:table-column table:default-cell-style-name="ACE-0x7eff86e8dca8" table:style-name="ACOL-7"/>
        <table:table-column table:default-cell-style-name="ACE-0x7eff86e8dca8" table:style-name="ACOL-0" table:number-columns-repeated="123"/>
        <table:table-row table:style-name="AROW-2">
          <table:table-cell table:style-name="ACE-0x7eff86e7c8e8" office:value-type="string">
            <text:p>User Name</text:p>
          </table:table-cell>
          <table:table-cell table:style-name="ACE-0x7eff86e7ca10" office:value-type="string">
            <text:p>Password</text:p>
          </table:table-cell>
          <table:table-cell table:style-name="ACE-0x7eff86e7ca10" office:value-type="string">
            <text:p>User ID</text:p>
          </table:table-cell>
          <table:table-cell table:style-name="ACE-0x7eff86e7ca10" office:value-type="string">
            <text:p>Product ID</text:p>
          </table:table-cell>
          <table:table-cell table:style-name="ACE-0x7eff86e7cb38" office:value-type="string">
            <text:p>Key Value</text:p>
          </table:table-cell>
          <table:table-cell table:number-columns-repeated="123" table:style-name="ACE-0x7eff86e8dca8"/>
        </table:table-row>
        <table:table-row table:style-name="AROW-2">
          <table:table-cell table:style-name="ACE-0x7eff86e7cc60" office:value-type="string">
            <text:p>testapiuser@shopclues.com</text:p>
          </table:table-cell>
          <table:table-cell table:style-name="ACE-0x7eff86e7cd88" office:value-type="string">
            <text:p>e10adc3949ba59abbe56e057f20f883e</text:p>
          </table:table-cell>
          <table:table-cell table:style-name="ACE-0x7eff86e7cd88" office:value-type="float" office:value="7179169">
            <text:p>7179169</text:p>
          </table:table-cell>
          <table:table-cell table:style-name="ACE-0x7eff86e7cd88" office:value-type="float" office:value="2773642">
            <text:p>2773642</text:p>
          </table:table-cell>
          <table:table-cell table:style-name="ACE-0x7eff86e7ceb0" office:value-type="string">
            <text:p>d12121c70dda5edfgd1df6633fdb36c0</text:p>
          </table:table-cell>
          <table:table-cell table:number-columns-repeated="123" table:style-name="ACE-0x7eff86e8dca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eff86e509f0" table:print="false">
        <office:forms form:automatic-focus="false" form:apply-design-mode="false">
          <form:form/>
        </office:forms>
        <table:table-column table:default-cell-style-name="ACE-0x7eff86e8ddd0" table:style-name="ACOL-3"/>
        <table:table-column table:default-cell-style-name="ACE-0x7eff86e8ddd0" table:style-name="ACOL-4"/>
        <table:table-column table:default-cell-style-name="ACE-0x7eff86e8ddd0" table:style-name="ACOL-5"/>
        <table:table-column table:default-cell-style-name="ACE-0x7eff86e8ddd0" table:style-name="ACOL-6"/>
        <table:table-column table:default-cell-style-name="ACE-0x7eff86e8ddd0" table:style-name="ACOL-7"/>
        <table:table-column table:default-cell-style-name="ACE-0x7eff86e8ddd0" table:style-name="ACOL-0" table:number-columns-repeated="123"/>
        <table:table-row table:style-name="AROW-2">
          <table:table-cell table:style-name="ACE-0x7eff86e7cfd8" office:value-type="string">
            <text:p>User Name</text:p>
          </table:table-cell>
          <table:table-cell table:style-name="ACE-0x7eff86e7d100" office:value-type="string">
            <text:p>Password</text:p>
          </table:table-cell>
          <table:table-cell table:style-name="ACE-0x7eff86e7d100" office:value-type="string">
            <text:p>User ID</text:p>
          </table:table-cell>
          <table:table-cell table:style-name="ACE-0x7eff86e7d100" office:value-type="string">
            <text:p>Product ID</text:p>
          </table:table-cell>
          <table:table-cell table:style-name="ACE-0x7eff86e7d228" office:value-type="string">
            <text:p>Key Value</text:p>
          </table:table-cell>
          <table:table-cell table:number-columns-repeated="123" table:style-name="ACE-0x7eff86e8ddd0"/>
        </table:table-row>
        <table:table-row table:style-name="AROW-2">
          <table:table-cell table:style-name="ACE-0x7eff86e7d350" office:value-type="string">
            <text:p>testapiuser@shopclues.com</text:p>
          </table:table-cell>
          <table:table-cell table:style-name="ACE-0x7eff86e7d478" office:value-type="string">
            <text:p>e10adc3949ba59abbe56e057f20f883e</text:p>
          </table:table-cell>
          <table:table-cell table:style-name="ACE-0x7eff86e7d478" office:value-type="float" office:value="7179169">
            <text:p>7179169</text:p>
          </table:table-cell>
          <table:table-cell table:style-name="ACE-0x7eff86e7d478" office:value-type="float" office:value="2773642">
            <text:p>2773642</text:p>
          </table:table-cell>
          <table:table-cell table:style-name="ACE-0x7eff86e7d5a0" office:value-type="string">
            <text:p>d12121c70dda5edfgd1df6633fdb36c0</text:p>
          </table:table-cell>
          <table:table-cell table:number-columns-repeated="123" table:style-name="ACE-0x7eff86e8ddd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eff86e67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86e4df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86e3a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86de63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86e30f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86e663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eff86e50040" style:display-name="TestCase" style:page-layout-name="pl-0x7eff86e67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86e50230" style:display-name="AQA1_TestData" style:page-layout-name="pl-0x7eff86e4df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86e50420" style:display-name="AQA2_TestData" style:page-layout-name="pl-0x7eff86e3a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86e50610" style:display-name="AQA3_TestData" style:page-layout-name="pl-0x7eff86de63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86e50800" style:display-name="AQA4_TestData" style:page-layout-name="pl-0x7eff86e30f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86e509f0" style:display-name="AQA5_TestData" style:page-layout-name="pl-0x7eff86e663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50:3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